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4" style:family="paragraph" style:parent-style-name="Heading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5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6" style:family="paragraph" style:parent-style-name="Text_20_body">
      <style:text-properties fo:language="fr" fo:country="FR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text-properties fo:background-color="transparent"/>
    </style:style>
    <style:style style:name="P8" style:family="paragraph" style:parent-style-name="Text_20_body">
      <style:text-properties style:font-name="Times New Roman" fo:language="fr" fo:country="FR" fo:background-color="transparent" style:font-name-asian="Andale Sans UI" style:language-asian="zxx" style:country-asian="none" style:font-name-complex="Tahoma" style:language-complex="zxx" style:country-complex="none"/>
    </style:style>
    <style:style style:name="P9" style:family="paragraph" style:parent-style-name="Text_20_body">
      <style:text-properties style:font-name="Times New Roman" fo:language="fr" fo:country="FR" fo:background-color="#ffff00" style:font-name-asian="Andale Sans UI" style:language-asian="zxx" style:country-asian="none" style:font-name-complex="Tahoma" style:language-complex="zxx" style:country-complex="none"/>
    </style:style>
    <style:style style:name="P10" style:family="paragraph" style:parent-style-name="Text_20_body">
      <style:paragraph-properties fo:background-color="#ffcc99">
        <style:background-image/>
      </style:paragraph-properties>
      <style:text-properties style:font-name="Lucida Console" fo:font-size="10pt" fo:language="fr" fo:country="FR" fo:background-color="transparent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background-color="#cccccc">
        <style:background-image/>
      </style:paragraph-properties>
      <style:text-properties style:font-name="Lucida Console" fo:font-size="10pt" fo:language="fr" fo:country="FR" fo:background-color="transparent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fo:background-color="transparent"/>
    </style:style>
    <style:style style:name="P13" style:family="paragraph" style:parent-style-name="Heading_20_1">
      <style:text-properties fo:language="fr" fo:country="FR" style:language-asian="zxx" style:country-asian="none" style:language-complex="zxx" style:country-complex="none"/>
    </style:style>
    <style:style style:name="P14" style:family="paragraph" style:parent-style-name="Heading_20_1">
      <style:paragraph-properties fo:margin-top="0.423cm" fo:margin-bottom="0.212cm" fo:keep-with-next="always"/>
      <style:text-properties style:font-name="Arial" fo:language="fr" fo:country="FR" style:font-name-asian="Andale Sans UI" style:language-asian="zxx" style:country-asian="none" style:font-name-complex="Tahoma" style:language-complex="zxx" style:country-complex="none"/>
    </style:style>
    <style:style style:name="P15" style:family="paragraph" style:parent-style-name="Heading_20_2">
      <style:paragraph-properties fo:margin-top="0.423cm" fo:margin-bottom="0.212cm"/>
      <style:text-properties style:font-name="Arial" fo:language="fr" fo:country="FR" style:text-underline-style="none" fo:background-color="transparent" style:font-name-asian="Andale Sans UI" style:language-asian="zxx" style:country-asian="none" style:font-name-complex="Tahoma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fr" fo:country="FR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language="fr" fo:country="FR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font-name="Times New Roman" fo:language="fr" fo:country="FR" fo:background-color="transparent" style:font-name-asian="Andale Sans UI" style:language-asian="zxx" style:country-asian="none" style:font-name-complex="Tahoma" style:language-complex="zxx" style:country-complex="none"/>
    </style:style>
    <style:style style:name="P19" style:family="paragraph" style:parent-style-name="Text_20_body">
      <style:text-properties fo:language="fr" fo:country="FR" style:language-asian="zxx" style:country-asian="none" style:language-complex="zxx" style:country-complex="none"/>
    </style:style>
    <style:style style:name="P20" style:family="paragraph" style:parent-style-name="Text_20_body" style:list-style-name="L1">
      <style:text-properties fo:language="fr" fo:country="FR" style:language-asian="zxx" style:country-asian="none" style:language-complex="zxx" style:country-complex="none"/>
    </style:style>
    <style:style style:name="P21" style:family="paragraph" style:parent-style-name="Text_20_body">
      <style:paragraph-properties fo:background-color="#cfe7f5">
        <style:background-image/>
      </style:paragraph-properties>
      <style:text-properties style:font-name="Lucida Console" fo:font-size="10pt" fo:language="fr" fo:country="FR" fo:background-color="transparent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P22" style:family="paragraph" style:parent-style-name="Text_20_body">
      <style:paragraph-properties fo:background-color="transparent">
        <style:background-image/>
      </style:paragraph-properties>
      <style:text-properties fo:language="fr" fo:country="FR" fo:background-color="transparent" style:language-asian="zxx" style:country-asian="none" style:language-complex="zxx" style:country-complex="none"/>
    </style:style>
    <style:style style:name="P23" style:family="paragraph" style:parent-style-name="Text_20_body">
      <style:paragraph-properties fo:background-color="transparent">
        <style:background-image/>
      </style:paragraph-properties>
      <style:text-properties style:font-name="Times New Roman" fo:language="fr" fo:country="FR" fo:background-color="transparent" style:font-name-asian="Andale Sans UI" style:language-asian="zxx" style:country-asian="none" style:font-name-complex="Tahoma" style:language-complex="zxx" style:country-complex="none"/>
    </style:style>
    <style:style style:name="P24" style:family="paragraph" style:parent-style-name="Text_20_body">
      <style:paragraph-properties fo:background-color="transparent">
        <style:background-image/>
      </style:paragraph-properties>
      <style:text-properties style:font-name="Times New Roman" fo:language="fr" fo:country="FR" fo:font-weight="bold" fo:background-color="transparent" style:font-name-asian="Andale Sans UI" style:language-asian="zxx" style:country-asian="none" style:font-weight-asian="bold" style:font-name-complex="Tahoma" style:language-complex="zxx" style:country-complex="none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ucida Console" fo:font-size="10pt" fo:language="fr" fo:country="FR" fo:background-color="transparent" style:font-size-asian="10pt" style:language-asian="zxx" style:country-asian="none" style:font-size-complex="10pt" style:language-complex="zxx" style:country-complex="none"/>
    </style:style>
    <style:style style:name="T3" style:family="text">
      <style:text-properties style:font-name="Lucida Console" fo:font-size="10pt" fo:language="fr" fo:country="FR" fo:background-color="#cfe7f5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T4" style:family="text">
      <style:text-properties style:font-name="Lucida Console" fo:font-size="10pt" fo:background-color="transparent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fr" fo:country="FR" style:language-asian="zxx" style:country-asian="none" style:language-complex="zxx" style:country-complex="none"/>
    </style:style>
    <style:style style:name="T7" style:family="text">
      <style:text-properties fo:language="fr" fo:country="FR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fo:language="fr" fo:country="FR" fo:background-color="#ffff99" style:language-asian="zxx" style:country-asian="none" style:language-complex="zxx" style:country-complex="none"/>
    </style:style>
    <style:style style:name="T9" style:family="text">
      <style:text-properties fo:background-color="#ffff99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léments sur les capacités Linux</text:p>
      <text:p text:style-name="P3"/>
      <text:h text:style-name="P13" text:outline-level="1">1. Préambule</text:h>
      <text:p text:style-name="P16">L'objectif de ce TP est de d'approfondir la compréhension des capacités Linux.</text:p>
      <text:h text:style-name="P13" text:outline-level="1">2. Prérequis</text:h>
      <text:p text:style-name="P5">Une machine virtuelle au format VirtualBox est utilisée pour ce TP :</text:p>
      <text:list xml:id="list2144689006798560071" text:style-name="L1">
        <text:list-item>
          <text:p text:style-name="P20">SES_TP2_Debian : système Debian 9 utilisé lors des TP 2 et 3 (pour mémoire, le compte utilisateur est <text:span text:style-name="T1">tp</text:span> et les mots de passes sont également <text:span text:style-name="T1">tp</text:span>), en fonction de ce qui a été fait au TP2, il peut être préférable de repartir d'un état zéro (snapshot ou redéploiement de la machine virtuelle) ;</text:p>
        </text:list-item>
      </text:list>
      <text:h text:style-name="P14" text:outline-level="1">3. Capacités Linux</text:h>
      <text:h text:style-name="P15" text:outline-level="2">Exercice 3-1</text:h>
      <text:p text:style-name="P7"><text:span text:style-name="T7">Objectif </text:span><text:span text:style-name="T6">: </text:span><text:span text:style-name="T6">manipuler les capacités dans un programme écrit en C</text:span></text:p>
      <text:p text:style-name="P6"/>
      <text:p text:style-name="P6">La VM à utiliser pour cet exercice est la VM Debian. Afin de pouvoir compiler le programme use_cap.c, il est nécessaire d'installer le paquet libcap-dev_2.25-1_amd64 :</text:p>
      <text:p text:style-name="P11">sudo apt-get install libcap-dev</text:p>
      <text:p text:style-name="P6">ou, à partir de l'archive fournie</text:p>
      <text:p text:style-name="P11">sudo dpkg -i libcap-dev_2.25-1_amd64.deb</text:p>
      <text:p text:style-name="P5"/>
      <text:p text:style-name="P5">Lors de la génération du binaire, il ne faut pas oublier de lier la bibliothèque libcap.</text:p>
      <text:p text:style-name="P11">gcc -o use_cap -lcap use_cap.c</text:p>
      <text:p text:style-name="P5"/>
      <text:p text:style-name="P5">Exécuter le binaire généré et analyser la trace d'exécution. Les étapes (a) à (e) sont-elles réussies ? Expliquer le résultat renvoyé pour chacune des étapes.</text:p>
      <text:p text:style-name="P1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7">________________________________________________________________________________________________________________________________________________________________</text:p>
      <text:p text:style-name="P17">________________________________________________________________________________________________________________________________________________________________</text:p>
      <text:p text:style-name="P5"/>
      <text:p text:style-name="P5">Il est possible d'analyser les capacités détenues par le processus à différentes étapes de son <text:soft-page-break/>exécution. Plusieurs méthodes simples existent, en voici au moins 2 qui ne nécessite pas l'utilisation d'un <text:span text:style-name="T1">debugger</text:span>.</text:p>
      <text:p text:style-name="P12">La première méthode consiste à <text:s/>insérer des lignes de code <text:span text:style-name="T3">getchar() ;</text:span> pour interrompre le déroulement du processus et identifier les capacités du processus sur la base de son PID.</text:p>
      <text:p text:style-name="P11">/sbin/getpcaps PID</text:p>
      <text:p text:style-name="P8">ou</text:p>
      <text:p text:style-name="P11">grep ^Cap /proc/PID/status</text:p>
      <text:p text:style-name="P5"/>
      <text:p text:style-name="P5">La deuxième méthode consiste à insérer la ligne de code suivante :</text:p>
      <text:p text:style-name="P21">printf("Capacités détenues %s\n\n", cap_to_text(cap_get_proc(), NULL));</text:p>
      <text:p text:style-name="P5"/>
      <text:p text:style-name="P5">Que faut-il faire pour que seule l'étape (c) réussisse ?</text:p>
      <text:p text:style-name="P22">________________________________________________________________________________________________________________________________________________________________</text:p>
      <text:p text:style-name="P5"/>
      <text:p text:style-name="P5">Que faut-il faire pour que les étapes (a) et (c) réussissent ?</text:p>
      <text:p text:style-name="P24"><text:span text:style-name="T10">________________________________________________________________________________________________________________________________________________________________</text:span></text:p>
      <text:p text:style-name="P23"/>
      <text:p text:style-name="P8">Lorsque vous regénérer le binaire, que se passe-t-il pour les capacités qui ont été attribuées avec la commande setcap ? Ce résultat peut-il se produire dans d'autres situations ?</text:p>
      <text:p text:style-name="P1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UR1 M2 - SSE - Sécurité des systèmes d'exploitation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8H10M49S</meta:editing-duration>
    <meta:editing-cycles>243</meta:editing-cycles>
    <meta:generator>OpenOffice/4.1.4$Win32 OpenOffice.org_project/414m5$Build-9788</meta:generator>
    <dc:date>2018-01-06T20:01:28.17</dc:date>
    <meta:document-statistic meta:table-count="0" meta:image-count="0" meta:object-count="0" meta:page-count="2" meta:paragraph-count="34" meta:word-count="342" meta:character-count="3344"/>
    <meta:user-defined meta:name="Info 1"/>
    <meta:user-defined meta:name="Info 2"/>
    <meta:user-defined meta:name="Info 3"/>
    <meta:user-defined meta:name="Info 4"/>
  </office:meta>
</office:document-meta>
</file>